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PGothic" svg:font-family="IPAPGothic" style:font-family-generic="system" style:font-pitch="variable"/>
    <style:font-face style:name="IPAPMincho" svg:font-family="IPAPMincho"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581d" officeooo:paragraph-rsid="000b581d"/>
    </style:style>
    <style:style style:name="P2" style:family="paragraph" style:parent-style-name="Standard">
      <style:text-properties officeooo:rsid="000b581d" officeooo:paragraph-rsid="00114af2"/>
    </style:style>
    <style:style style:name="P3" style:family="paragraph" style:parent-style-name="Standard">
      <style:paragraph-properties style:writing-mode="lr-tb"/>
      <style:text-properties officeooo:rsid="000b581d" officeooo:paragraph-rsid="000b581d"/>
    </style:style>
    <style:style style:name="P4" style:family="paragraph" style:parent-style-name="Standard">
      <style:paragraph-properties style:writing-mode="lr-tb"/>
      <style:text-properties officeooo:rsid="000b581d" officeooo:paragraph-rsid="000e5e8f"/>
    </style:style>
    <style:style style:name="T1" style:family="text">
      <style:text-properties officeooo:rsid="000c6baa"/>
    </style:style>
    <style:style style:name="T2" style:family="text">
      <style:text-properties officeooo:rsid="001108b6"/>
    </style:style>
    <style:style style:name="T3" style:family="text">
      <style:text-properties officeooo:rsid="00114a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7月プログラム企画仕様</text:p>
      <text:p text:style-name="Standard">チーム8　川上大器, 近藤泰成, 峠畑和輝</text:p>
      <text:p text:style-name="P1">2018/07/05</text:p>
      <text:p text:style-name="P1"/>
      <text:p text:style-name="P1">○コンセプト</text:p>
      <text:p text:style-name="P2"><text:s/>一定の時間間隔で雫を落とし波紋を作るプログラムを作成した.</text:p>
      <text:p text:style-name="P2">そこから, 波紋の形, 背景, 波紋の動きにアクションを加えることを目標とした.</text:p>
      <text:p text:style-name="P1"/>
      <text:p text:style-name="P1"/>
      <text:p text:style-name="P1">○3issueの仕様, 実現方法</text:p>
      <text:p text:style-name="Text_20_body">・波紋変形ボタンを押したら波紋の形<text:span text:style-name="T1">(円形→三角形→四角形→円形→...)</text:span>が変わる</text:p>
      <text:p text:style-name="P4"><text:s/>円の部分を三角形, 四角形で書いた関数を作り, ボタンを押されたときにカウントで切り替えれるように設定す る.</text:p>
      <text:p text:style-name="P4"/>
      <text:p text:style-name="P4">・雫が落ちる度に背景色が徐々に変化<text:span text:style-name="T1">(黒から白, 白から黒の繰り返し)</text:span></text:p>
      <text:p text:style-name="P4"><text:s/>雫が落ちるごとに背景の色を変化するようにする.</text:p>
      <text:p text:style-name="P1"/>
      <text:p text:style-name="P1">・水切りボタンを押したら一定時間雫の落下する場所を直線上に変更する</text:p>
      <text:p text:style-name="P1"><text:s text:c="2"/>ボタンの押下イベントをハンドルした時点で, ランダムに決定していた雫の落下地点の座標を時間変化で直線になるような座標へ変更する. 始点<text:span text:style-name="T3">(ウィンドウ端)</text:span>や方向<text:span text:style-name="T3">(x,y)</text:span>はランダムで決め, <text:s/>終点での描画が終了したら落下地点座標をランダムに戻す.</text:p>
      <text:p text:style-name="P1"/>
      <text:p text:style-name="P1"/>
      <text:p text:style-name="P1"/>
      <text:p text:style-name="P1">○担当者の対応</text:p>
      <text:p text:style-name="P3">川上 : 水切りボタン</text:p>
      <text:p text:style-name="P3">近藤 : 波形変形ボタン</text:p>
      <text:p text:style-name="P3">峠畑 : 雫が落ちる度に背景色が徐々に変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PGothic" svg:font-family="IPAPGothic" style:font-family-generic="system" style:font-pitch="variable"/>
    <style:font-face style:name="IPAPMincho" svg:font-family="IPAPMincho"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IPAPMincho"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PGothic" style:font-family-asian="IPAPGothi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4:18:26.915094169</meta:creation-date>
    <meta:generator>LibreOffice/4.3.7.2$Linux_X86_64 LibreOffice_project/430$Build-2</meta:generator>
    <dc:date>2018-07-05T15:37:36.864283506</dc:date>
    <meta:editing-duration>PT11M59S</meta:editing-duration>
    <meta:editing-cycles>2</meta:editing-cycles>
    <meta:document-statistic meta:table-count="0" meta:image-count="0" meta:object-count="0" meta:page-count="1" meta:paragraph-count="17" meta:word-count="446" meta:character-count="495" meta:non-whitespace-character-count="469"/>
  </office:meta>
</office:document-meta>
</file>